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3pt" style:font-size-asian="13pt" style:font-size-complex="13pt"/>
    </style:style>
    <style:style style:name="P4" style:family="paragraph" style:parent-style-name="Standard" style:list-style-name="L2">
      <style:paragraph-properties fo:text-align="start" style:justify-single-word="false"/>
      <style:text-properties fo:font-size="13pt" style:font-size-asian="13pt" style:font-size-complex="13pt"/>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7" style:family="paragraph" style:parent-style-name="Standard" style:list-style-name="L3">
      <style:paragraph-properties fo:text-align="start" style:justify-single-word="false"/>
      <style:text-properties fo:font-size="13pt" fo:font-weight="normal" style:font-size-asian="13pt" style:font-weight-asian="normal" style:font-size-complex="13pt" style:font-weight-complex="normal"/>
    </style:style>
    <style:style style:name="P8" style:family="paragraph" style:parent-style-name="Standard" style:list-style-name="L4">
      <style:paragraph-properties fo:text-align="start" style:justify-single-word="false"/>
      <style:text-properties fo:font-size="13pt" fo:font-weight="normal" style:font-size-asian="13pt" style:font-weight-asian="normal" style:font-size-complex="13pt" style:font-weight-complex="normal"/>
    </style:style>
    <style:style style:name="P9" style:family="paragraph" style:parent-style-name="Standard" style:list-style-name="L5">
      <style:paragraph-properties fo:text-align="start" style:justify-single-word="false"/>
      <style:text-properties fo:font-size="13pt" fo:font-weight="normal" style:font-size-asian="13pt" style:font-weight-asian="normal" style:font-size-complex="13pt" style:font-weight-complex="normal"/>
    </style:style>
    <style:style style:name="P10" style:family="paragraph" style:parent-style-name="Standard" style:list-style-name="L6">
      <style:paragraph-properties fo:text-align="start" style:justify-single-word="false"/>
      <style:text-properties fo:font-size="13pt" fo:font-weight="normal" style:font-size-asian="13pt" style:font-weight-asian="normal" style:font-size-complex="13pt" style:font-weight-complex="normal"/>
    </style:style>
    <style:style style:name="P11" style:family="paragraph" style:parent-style-name="Standard" style:list-style-name="L7">
      <style:paragraph-properties fo:text-align="start" style:justify-single-word="false"/>
      <style:text-properties fo:font-size="13pt" fo:font-weight="normal" style:font-size-asian="13pt" style:font-weight-asian="normal" style:font-size-complex="13pt" style:font-weight-complex="normal"/>
    </style:style>
    <style:style style:name="P12" style:family="paragraph" style:parent-style-name="Standard" style:list-style-name="L8">
      <style:paragraph-properties fo:text-align="start" style:justify-single-word="false"/>
      <style:text-properties fo:font-size="13pt" fo:font-weight="normal" style:font-size-asian="13pt" style:font-weight-asian="normal" style:font-size-complex="13pt" style:font-weight-complex="normal"/>
    </style:style>
    <style:style style:name="P13" style:family="paragraph" style:parent-style-name="Standard" style:list-style-name="L9">
      <style:paragraph-properties fo:text-align="start" style:justify-single-word="false"/>
      <style:text-properties fo:font-size="13pt" fo:font-weight="normal" style:font-size-asian="13pt" style:font-weight-asian="normal" style:font-size-complex="13pt" style:font-weight-complex="normal"/>
    </style:style>
    <style:style style:name="P14" style:family="paragraph" style:parent-style-name="Standard" style:list-style-name="L10">
      <style:paragraph-properties fo:text-align="start" style:justify-single-word="false"/>
      <style:text-properties fo:font-size="13pt" fo:font-weight="normal" style:font-size-asian="13pt" style:font-weight-asian="normal" style:font-size-complex="13pt" style:font-weight-complex="normal"/>
    </style:style>
    <style:style style:name="P15" style:family="paragraph" style:parent-style-name="Standard" style:list-style-name="L11">
      <style:paragraph-properties fo:text-align="start" style:justify-single-word="false"/>
      <style:text-properties fo:font-size="13pt" fo:font-weight="normal" style:font-size-asian="13pt" style:font-weight-asian="normal" style:font-size-complex="13pt" style:font-weight-complex="normal"/>
    </style:style>
    <style:style style:name="P16" style:family="paragraph" style:parent-style-name="Standard" style:list-style-name="L12">
      <style:paragraph-properties fo:text-align="start" style:justify-single-word="false"/>
      <style:text-properties fo:font-size="13pt" fo:font-weight="normal" style:font-size-asian="13pt" style:font-weight-asian="normal" style:font-size-complex="13pt" style:font-weight-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V de livraison du rendu final</text:p>
      <text:p text:style-name="P2"/>
      <text:p text:style-name="P2"/>
      <text:p text:style-name="P3">Projet de réseau social pour une entreprise pour le groupe suivant :</text:p>
      <text:list xml:id="list43599014" text:style-name="L2">
        <text:list-item>
          <text:p text:style-name="P4">Emmanuel Viratelle</text:p>
        </text:list-item>
        <text:list-item>
          <text:p text:style-name="P4">Marc Balemboy</text:p>
        </text:list-item>
      </text:list>
      <text:p text:style-name="P3"/>
      <text:p text:style-name="P3">Pour le bon fonctionnement de l'application lors de son déploiement, il faut tout d'abord créer une base de données MySQL en local qui aura pour nom projetsiabddatabase avec le fichier SQL fourni.</text:p>
      <text:p text:style-name="P3"/>
      <text:p text:style-name="P3"/>
      <text:p text:style-name="P3"/>
      <text:p text:style-name="P3"/>
      <text:p text:style-name="P3">Fonctionnalitées implémentées :</text:p>
      <text:p text:style-name="P5"/>
      <text:p text:style-name="P5">I/ Partie Collaborateur</text:p>
      <text:p text:style-name="P5"/>
      <text:p text:style-name="P6">Le collaborateur est l'utilisateur basique du site. Il n'y a pas de rôle "collaborateur", une simple connexion sur le site suffit pour être considéré comme "collaborateur".</text:p>
      <text:p text:style-name="P6"/>
      <text:p text:style-name="P6">Pour vous connecter en tant Collaborateur, veuillez utiliser un des comptes suivants :</text:p>
      <text:list xml:id="list20572724" text:style-name="L10">
        <text:list-item>
          <text:p text:style-name="P14">Nom : 'User1', password : 'collaborateur'</text:p>
        </text:list-item>
        <text:list-item>
          <text:p text:style-name="P14">Nom : 'User2', password : 'collaborateur'</text:p>
        </text:list-item>
      </text:list>
      <text:p text:style-name="P6"/>
      <text:list xml:id="list20565089" text:style-name="L11">
        <text:list-item>
          <text:list>
            <text:list-item>
              <text:list>
                <text:list-item>
                  <text:p text:style-name="P15">Gestion des nouvelles</text:p>
                </text:list-item>
              </text:list>
            </text:list-item>
          </text:list>
        </text:list-item>
      </text:list>
      <text:p text:style-name="P6"/>
      <text:p text:style-name="P6">Le collaborateur a accès à toutes les nouvelles qui ont été postées sur le site. Celles-ci sont persistantes et restent même si l'auteur de la nouvelle ou du commentaire est supprimé (le nom de l'auteur sera alors "Utilisateur Supprimé").</text:p>
      <text:p text:style-name="P6">De plus, celui-ci a la possibilité de dire qu'il aime la nouvelle en appuyant sur le bouton "J'aime", il peut supprimer cette action en appuyant alors sur le bouton "Je n'aime pas" qui sera ensuite apparu.</text:p>
      <text:p text:style-name="P6">Il peut également commenter une nouvelle, en publier une, ou supprimer celle qu'il aura lui-même fait (il ne peut pas supprimer celle d'une autre personne).</text:p>
      <text:p text:style-name="P6"/>
      <text:list xml:id="list21213396" text:continue-numbering="true" text:style-name="L11">
        <text:list-item>
          <text:list>
            <text:list-item>
              <text:list>
                <text:list-item>
                  <text:p text:style-name="P15">Gestion des thèmes</text:p>
                </text:list-item>
              </text:list>
            </text:list-item>
          </text:list>
        </text:list-item>
      </text:list>
      <text:p text:style-name="P6"/>
      <text:p text:style-name="P6">Le collaborateur a accès aux différents thèmes qui ont été créés en cliquant sur le lien "voir les thèmes", il peut alors choisir :</text:p>
      <text:list xml:id="list20738722" text:style-name="L12">
        <text:list-item>
          <text:p text:style-name="P16">Créer un thème <text:s/>en renseignant le nom du nouveau thème dans un formulaire</text:p>
        </text:list-item>
        <text:list-item>
          <text:p text:style-name="P16">S'abonner/Se désabonner d'un thème</text:p>
        </text:list-item>
        <text:list-item>
          <text:p text:style-name="P16">S'il est abonné, il peut alors voir les messages qui sont associés au thème en cliquant sur le bouton "voir les messages", puis les commenter ou les "liker" s'il le désire.</text:p>
        </text:list-item>
        <text:list-item>
          <text:p text:style-name="P16">S'il est abonné, il peut poster un nouveau message dans le thème.</text:p>
        </text:list-item>
      </text:list>
      <text:p text:style-name="P6"/>
      <text:list xml:id="list21212803" text:continue-list="list21213396" text:style-name="L11">
        <text:list-item>
          <text:list>
            <text:list-item>
              <text:list>
                <text:list-item>
                  <text:p text:style-name="P15"><text:soft-page-break/>Gestion des messages</text:p>
                </text:list-item>
              </text:list>
            </text:list-item>
          </text:list>
        </text:list-item>
      </text:list>
      <text:p text:style-name="P6"/>
      <text:p text:style-name="P6">Le collaborateur a le contrôle sur les messages ou commentaires qu'il a lui-même écrit. Pour y avoir accès, il peut cliquer sur le lien "Mes Messages" en haut, il obtiendra alors la liste des messages ou nouvelles qu'il a écrit.</text:p>
      <text:p text:style-name="P6">Celui-ci a la possibilité de supprimer un message ou une nouvelle en appuyant sur le bouton "Supprimer mon message".</text:p>
      <text:p text:style-name="P6"/>
      <text:p text:style-name="P5"/>
      <text:p text:style-name="P5"/>
      <text:p text:style-name="P5">II/ Partie Administrateur</text:p>
      <text:p text:style-name="P5"/>
      <text:p text:style-name="P6">L'administrateur est un collaborateur possédant des droits privilégiés par rapport aux autres.</text:p>
      <text:p text:style-name="P6">Pour se connecter en tant qu'Administrateur et ainsi accéder à ces fonctionnalités, veuillez utiliser le compte suivant :</text:p>
      <text:list xml:id="list43729875" text:style-name="L3">
        <text:list-item>
          <text:p text:style-name="P7">Nom : 'Administrateur', password : 'administrateur'</text:p>
        </text:list-item>
      </text:list>
      <text:p text:style-name="P6"/>
      <text:p text:style-name="P6">L'administrateur a accès a des liens supplémentaires par rapport à un simple collaborateur pour avoir les fonctionnalités suivantes :</text:p>
      <text:list xml:id="list20154103" text:style-name="L4">
        <text:list-item>
          <text:p text:style-name="P8">Administration des utilisateurs</text:p>
        </text:list-item>
        <text:list-item>
          <text:p text:style-name="P8">Administration des rôles</text:p>
        </text:list-item>
        <text:list-item>
          <text:p text:style-name="P8">Administration des thèmes</text:p>
        </text:list-item>
        <text:list-item>
          <text:p text:style-name="P8">Administration des messages</text:p>
        </text:list-item>
      </text:list>
      <text:p text:style-name="P6"/>
      <text:list xml:id="list20156469" text:style-name="L5">
        <text:list-item>
          <text:list>
            <text:list-item>
              <text:list>
                <text:list-item>
                  <text:p text:style-name="P9">Administrer les utilisateurs</text:p>
                </text:list-item>
              </text:list>
            </text:list-item>
          </text:list>
        </text:list-item>
      </text:list>
      <text:p text:style-name="P6"/>
      <text:p text:style-name="P6">La gestion des utilisateurs (login, logout, session) se fait grâce au MembershipProvider donné par MySQL, cela permet d'utiliser plus facilement les fonctions déjà implémentées pour gérer les utilisateurs.</text:p>
      <text:p text:style-name="P6">En cliquant sur le bouton "Administration des utilisateurs", l'administrateur arrive sur l'index des utilisateurs inscrits.</text:p>
      <text:p text:style-name="P6">Pour chaque utilisateur, il peut au choix :</text:p>
      <text:list xml:id="list20251350" text:style-name="L6">
        <text:list-item>
          <text:p text:style-name="P10">Editer : permet de changer les informations sur l'utilisateur (Email, commentaire), voir le blacklister (en changeant le "Autorisé")</text:p>
        </text:list-item>
        <text:list-item>
          <text:p text:style-name="P10">Supprimer : permet de supprimer l'utilisateur voulu, tout en conservant ses messages</text:p>
        </text:list-item>
        <text:list-item>
          <text:p text:style-name="P10">Détails : permet d'afficher les informations pour un seul utilisateur.</text:p>
        </text:list-item>
      </text:list>
      <text:p text:style-name="P6"/>
      <text:p text:style-name="P6">L'administrateur peut également créer un nouvel utilisateur (c'est d'ailleurs le seul à pouvoir le faire, un utilisateur basique ne peut pas s'inscrire lui-même) en cliquant sur le lien "Créer un nouvel utilisateur". Il arrive alors sur un formulaire à remplir pour créer l'utilisateur voulu.</text:p>
      <text:p text:style-name="P6"/>
      <text:list xml:id="list21191792" text:continue-list="list20156469" text:style-name="L5">
        <text:list-item>
          <text:list>
            <text:list-item>
              <text:list>
                <text:list-item>
                  <text:p text:style-name="P9">Administrer les rôles</text:p>
                </text:list-item>
              </text:list>
            </text:list-item>
          </text:list>
        </text:list-item>
      </text:list>
      <text:p text:style-name="P6"/>
      <text:p text:style-name="P6">Pour restreindre l'accès des utilisateurs à certaines parties (notamment les parties "administrateurs" et "boss"), on utilise le RoleProvider donné par MySQL. De cette manière, on peut utiliser la commande <text:span text:style-name="T1">[Authorise()]</text:span> en spécifiant un rôle pour restreindre facilement l'accès aux personnes voulues.</text:p>
      <text:p text:style-name="P6"><text:soft-page-break/>L'administration des rôles n'est possible que pour l'administrateur (dans le cas contraire, il n'a pas le lien, et toutes les actions renvoient vers un formulaire d'authentification).</text:p>
      <text:p text:style-name="P6">Pour y accéder, il lui suffit de cliquer sur le lien "Administration des rôles" pour obtenir la liste des rôles existants ainsi que la liste des attributions de rôles.</text:p>
      <text:p text:style-name="P6"/>
      <text:p text:style-name="P6">L'administrateur peut au choix :</text:p>
      <text:list xml:id="list20416804" text:style-name="L7">
        <text:list-item>
          <text:p text:style-name="P11">Supprimer un rôle existant</text:p>
        </text:list-item>
        <text:list-item>
          <text:p text:style-name="P11">Créer un nouveau rôle en indiquant le nom du nouveau rôle dans le formulaire</text:p>
        </text:list-item>
        <text:list-item>
          <text:p text:style-name="P11">Attribuer un rôle à un utilisateur en sélectionnant celui qu'il veut ajouter</text:p>
        </text:list-item>
        <text:list-item>
          <text:p text:style-name="P11">Supprimer l'attribution d'un rôle pour un utilisateur.</text:p>
        </text:list-item>
      </text:list>
      <text:p text:style-name="P6"/>
      <text:list xml:id="list21205362" text:continue-list="list21191792" text:style-name="L5">
        <text:list-item>
          <text:list>
            <text:list-item>
              <text:list>
                <text:list-item>
                  <text:p text:style-name="P9">Administrer les thèmes</text:p>
                </text:list-item>
              </text:list>
            </text:list-item>
          </text:list>
        </text:list-item>
      </text:list>
      <text:p text:style-name="P6"/>
      <text:p text:style-name="P6">L'accès aux thèmes est autorisé pour tous les utilisateurs enregistrés, mais l'administration des thèmes est restreint aux seules personnes possédant le rôle "Administrateur".</text:p>
      <text:p text:style-name="P6">Ceux-ci peuvent en plus :</text:p>
      <text:list xml:id="list20490841" text:style-name="L8">
        <text:list-item>
          <text:p text:style-name="P12">Editer un thème : ils peuvent modifier le nom du thème et ont accès à la liste des abonnements au thème pour en supprimer s'ils le désirent.</text:p>
        </text:list-item>
        <text:list-item>
          <text:p text:style-name="P12">Supprimer un thème</text:p>
        </text:list-item>
      </text:list>
      <text:p text:style-name="P6"/>
      <text:list xml:id="list21191439" text:continue-list="list21205362" text:style-name="L5">
        <text:list-item>
          <text:list>
            <text:list-item>
              <text:list>
                <text:list-item>
                  <text:p text:style-name="P9">Administrer les messages</text:p>
                </text:list-item>
              </text:list>
            </text:list-item>
          </text:list>
        </text:list-item>
      </text:list>
      <text:p text:style-name="P6"/>
      <text:p text:style-name="P6">Dans le Fil d'actualité, l'administrateur a accès à un bouton en plus par rapport au collaborateur : il peut "modérer un message", c'est à dire le supprimer même si celui-ci ne lui appartient pas.</text:p>
      <text:p text:style-name="P6"/>
      <text:p text:style-name="P6"/>
      <text:p text:style-name="P6"/>
      <text:p text:style-name="P6"/>
      <text:p text:style-name="P5">III/ Partie Boss</text:p>
      <text:p text:style-name="P5"/>
      <text:p text:style-name="P6">Le Boss est un collaborateur avec certains droits privilégiés, il peut accéder aux statistiques de son site.</text:p>
      <text:p text:style-name="P6">Pour se connecter en tant que Boss, veuillez utiliser le compte suivant :</text:p>
      <text:list xml:id="list20507670" text:style-name="L9">
        <text:list-item>
          <text:p text:style-name="P13">Nom : 'patron', password : ' patron'</text:p>
        </text:list-item>
      </text:list>
      <text:p text:style-name="P6"/>
      <text:p text:style-name="P6">Une fois qu'il est connecté, le Boss a un lien "Statistiques du site" qui est apparu en haut. Cela lui permet d'accéder à un tableau donnant la liste des utilisateurs ainsi que la date de leur dernière activité. De cette manière, il peut savoir si son réseau est bien uti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1M32S</meta:editing-duration>
    <meta:editing-cycles>42</meta:editing-cycles>
    <meta:generator>OpenOffice.org/3.3$Win32 OpenOffice.org_project/330m20$Build-9567</meta:generator>
    <dc:date>2013-01-21T01:06:05.03</dc:date>
    <dc:creator>Emmanuel Miysis</dc:creator>
    <meta:document-statistic meta:table-count="0" meta:image-count="0" meta:object-count="0" meta:page-count="3" meta:paragraph-count="62" meta:word-count="930" meta:character-count="5785"/>
    <meta:user-defined meta:name="Info 1"/>
    <meta:user-defined meta:name="Info 2"/>
    <meta:user-defined meta:name="Info 3"/>
    <meta:user-defined meta:name="Info 4"/>
  </office:meta>
</office:document-meta>
</file>